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0.674cm"/>
    </style:style>
    <style:style style:name="co3" style:family="table-column">
      <style:table-column-properties fo:break-before="auto" style:column-width="0.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une_history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number-columns-repeated="16" office:value-type="float" office:value="13.7" calcext:value-type="float">
            <text:p>13.7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" calcext:value-type="float">
            <text:p>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13.9" calcext:value-type="float">
            <text:p>13.9</text:p>
          </table:table-cell>
          <table:table-cell office:value-type="float" office:value="13.6" calcext:value-type="float">
            <text:p>13.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.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4" calcext:value-type="float">
            <text:p>14.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8" calcext:value-type="float">
            <text:p>14.8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office:value-type="float" office:value="13.6" calcext:value-type="float">
            <text:p>13.6</text:p>
          </table:table-cell>
          <table:table-cell office:value-type="float" office:value="14.5" calcext:value-type="float">
            <text:p>14.5</text:p>
          </table:table-cell>
          <table:table-cell office:value-type="float" office:value="14.8" calcext:value-type="float">
            <text:p>14.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3.4" calcext:value-type="float">
            <text:p>13.4</text:p>
          </table:table-cell>
          <table:table-cell office:value-type="float" office:value="13.7" calcext:value-type="float">
            <text:p>13.7</text:p>
          </table:table-cell>
          <table:table-cell office:value-type="float" office:value="14.6" calcext:value-type="float">
            <text:p>14.6</text:p>
          </table:table-cell>
          <table:table-cell office:value-type="float" office:value="14.9" calcext:value-type="float">
            <text:p>14.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15.1" calcext:value-type="float">
            <text:p>15.1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4.6" calcext:value-type="float">
            <text:p>14.6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office:value-type="float" office:value="15.1" calcext:value-type="float">
            <text:p>15.1</text:p>
          </table:table-cell>
          <table:table-cell table:number-columns-repeated="3"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table:number-columns-repeated="3" office:value-type="float" office:value="14.7" calcext:value-type="float">
            <text:p>14.7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  <table:table-cell table:number-columns-repeated="3" office:value-type="float" office:value="14.7" calcext:value-type="float">
            <text:p>1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3.8" calcext:value-type="float">
            <text:p>13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.8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5.1" calcext:value-type="float">
            <text:p>15.1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2" calcext:value-type="float">
            <text:p>14.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5.1" calcext:value-type="float">
            <text:p>15.1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9" calcext:value-type="float">
            <text:p>14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5.1" calcext:value-type="float">
            <text:p>15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8" calcext:value-type="float">
            <text:p>13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5.2" calcext:value-type="float">
            <text:p>15.2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2.2" calcext:value-type="float">
            <text:p>12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3.4" calcext:value-type="float">
            <text:p>13.4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3.1" calcext:value-type="float">
            <text:p>13.1</text:p>
          </table:table-cell>
          <table:table-cell office:value-type="float" office:value="12.3" calcext:value-type="float">
            <text:p>12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2.3" calcext:value-type="float">
            <text:p>12.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4.7" calcext:value-type="float">
            <text:p>14.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4.2" calcext:value-type="float">
            <text:p>14.2</text:p>
          </table:table-cell>
          <table:table-cell office:value-type="float" office:value="13.7" calcext:value-type="float">
            <text:p>13.7</text:p>
          </table:table-cell>
          <table:table-cell office:value-type="float" office:value="14.8" calcext:value-type="float">
            <text:p>14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.2" calcext:value-type="float">
            <text:p>14.2</text:p>
          </table:table-cell>
          <table:table-cell office:value-type="float" office:value="12.8" calcext:value-type="float">
            <text:p>12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3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3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table:number-columns-repeated="17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6T10:58:24.637507410</dc:date>
    <meta:editing-duration>PT3M5S</meta:editing-duration>
    <meta:editing-cycles>1</meta:editing-cycles>
    <meta:document-statistic meta:table-count="1" meta:cell-count="2816" meta:object-count="0"/>
    <meta:generator>LibreOffice/7.0.6.2$Linux_X86_64 LibreOffice_project/00$Build-2</meta:generator>
  </office:meta>
</office:document-meta>
</file>